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4" table:default-cell-style-name="ce1"/>
        <table:table-row table:style-name="ro1" table:number-rows-repeated="3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CENTRALITIES</text:p>
          </table:table-cell>
          <table:table-cell table:style-name="ce1" table:number-columns-repeated="5"/>
          <table:table-cell table:style-name="Default" office:value-type="string" calcext:value-type="string">
            <text:p>CLUSTERING</text:p>
          </table:table-cell>
          <table:table-cell table:style-name="Default"/>
          <table:table-cell table:number-columns-repeated="2" office:value-type="string" calcext:value-type="string">
            <text:p>DISTANCE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gree (single)</text:p>
          </table:table-cell>
          <table:table-cell table:style-name="ce1" office:value-type="string" calcext:value-type="string">
            <text:p>degree (all)</text:p>
          </table:table-cell>
          <table:table-cell table:style-name="ce1" office:value-type="string" calcext:value-type="string">
            <text:p>closeness (single)</text:p>
          </table:table-cell>
          <table:table-cell table:style-name="ce1" office:value-type="string" calcext:value-type="string">
            <text:p>closeness (all)</text:p>
          </table:table-cell>
          <table:table-cell table:style-name="ce1" office:value-type="string" calcext:value-type="string">
            <text:p>betweenness (single)</text:p>
          </table:table-cell>
          <table:table-cell table:style-name="ce1" office:value-type="string" calcext:value-type="string">
            <text:p>betweenness (all)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mlcc</text:p>
          </table:table-cell>
          <table:table-cell table:number-columns-repeated="2"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cycle-05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-05-wu-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-05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-08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-08-wu-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-08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dom-00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dom-00-wu-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dom-00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near-08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near-08-wu-01</text:p>
          </table:table-cell>
          <table:table-cell table:number-columns-repeated="3"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omboid-07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omboid-07-wu-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omboid-07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romboid-09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romboid-09-wu-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romboid-09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net-00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net-00-wu-01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net-00-wu-02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6:.L26])" office:value-type="float" office:value="0" calcext:value-type="float">
            <text:p>0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number-style style:name="N112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30:01.376556418</meta:creation-date>
    <dc:date>2019-01-27T12:31:06.900307915</dc:date>
    <meta:editing-duration>PT1M5S</meta:editing-duration>
    <meta:editing-cycles>1</meta:editing-cycles>
    <meta:document-statistic meta:table-count="1" meta:cell-count="37" meta:object-count="0"/>
    <meta:generator>LibreOffice/6.0.7.3$Linux_X86_64 LibreOffice_project/00m0$Build-3</meta:generator>
  </office:meta>
</office:document-meta>
</file>